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6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number-columns-repeated="26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2" table:number-columns-repeated="26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16:07.719635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00:35:34.639983718</meta:creation-date>
    <dc:date>2025-06-16T16:16:20.755576242</dc:date>
    <meta:editing-duration>PT1M31S</meta:editing-duration>
    <meta:editing-cycles>5</meta:editing-cycles>
    <meta:generator>LibreOffice/24.8.7.2$Linux_X86_64 LibreOffice_project/480$Build-2</meta:generator>
    <meta:document-statistic meta:table-count="5" meta:cell-count="5980" meta:object-count="0"/>
  </office:meta>
</office:document-meta>
</file>